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Fine_20_Dotted" svg:stroke-width="0.2cm" svg:stroke-color="#33cc66" draw:marker-start-width="0.5cm" draw:marker-end-width="0.5cm" draw:fill="solid" draw:fill-color="#3deb3d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6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ff9966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7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99ccff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marker-start-width="0.275cm" draw:marker-end="Arrow" draw:marker-end-width="0.375cm" draw:textarea-horizontal-align="center" draw:textarea-vertical-align="middle"/>
    </style:style>
    <style:style style:name="gr15" style:family="graphic" style:parent-style-name="standard">
      <style:graphic-properties svg:stroke-width="0.2cm" svg:stroke-color="#008080" draw:marker-start-width="0.5cm" draw:marker-end-width="0.5cm" draw:fill="solid" draw:fill-color="#008080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1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fiocruz-2009-10-title">
      <style:graphic-properties draw:fill-color="#ffffff" draw:auto-grow-height="true" fo:min-height="3.177cm"/>
    </style:style>
    <style:style style:name="pr2" style:family="presentation" style:parent-style-name="fiocruz-2009-10-subtitle">
      <style:graphic-properties draw:fill-color="#ffffff" draw:auto-grow-height="true" fo:min-height="5.08cm"/>
    </style:style>
    <style:style style:name="pr3" style:family="presentation" style:parent-style-name="fiocruz-2009-10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fiocruz-2009-10-title">
      <style:graphic-properties draw:auto-grow-height="true" fo:min-height="3.177cm"/>
    </style:style>
    <style:style style:name="pr5" style:family="presentation" style:parent-style-name="fiocruz-2009-10-notes">
      <style:graphic-properties draw:fill-color="#ffffff" fo:min-height="11.181cm"/>
    </style:style>
    <style:style style:name="pr6" style:family="presentation" style:parent-style-name="fiocruz-2009-10-outline1">
      <style:graphic-properties fo:min-height="12.323cm"/>
    </style:style>
    <style:style style:name="pr7" style:family="presentation" style:parent-style-name="fiocruz-2009-10-title">
      <style:graphic-properties fo:min-height="2.926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2pt"/>
    </style:style>
    <style:style style:name="P6" style:family="paragraph">
      <style:paragraph-properties fo:margin-top="0cm" fo:margin-bottom="0.05cm" fo:line-height="100%">
        <style:tab-stops>
          <style:tab-stop style:position="0cm"/>
          <style:tab-stop style:position="1.19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top="0cm" fo:margin-bottom="0.05cm" fo:line-height="100%">
        <style:tab-stops>
          <style:tab-stop style:position="0cm"/>
          <style:tab-stop style:position="1.19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Nimbus Sans L'" style:font-family-generic="swiss" style:font-pitch="variable" fo:font-size="16pt" style:font-size-asian="16pt" style:font-size-complex="16pt"/>
    </style:style>
    <style:style style:name="P8" style:family="paragraph">
      <style:paragraph-properties fo:margin-top="0cm" fo:margin-bottom="0.3cm" fo:line-height="100%">
        <style:tab-stops>
          <style:tab-stop style:position="0cm"/>
          <style:tab-stop style:position="1.81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.3cm" fo:line-height="100%">
        <style:tab-stops>
          <style:tab-stop style:position="0cm"/>
          <style:tab-stop style:position="1.819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Nimbus Sans L'" style:font-family-generic="swiss" style:font-pitch="variable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00808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Nimbus Sans L'" style:font-family-generic="swiss" style:font-pitch="variable" fo:font-size="16pt" style:font-size-asian="16pt" style:font-size-complex="16pt"/>
    </style:style>
    <style:style style:name="T5" style:family="text">
      <style:text-properties fo:font-family="'Nimbus Sans L'" style:font-family-generic="swiss" style:font-pitch="variable" fo:font-size="26pt" style:font-size-asian="26pt" style:font-size-complex="2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0">
        <office:forms form:automatic-focus="false" form:apply-design-mode="false"/>
        <draw:custom-shape draw:style-name="gr1" draw:text-style-name="P1" draw:layer="layout" svg:width="18.798cm" svg:height="4.323cm" svg:x="3.387cm" svg:y="5.0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1.166cm" svg:height="1.781cm" svg:x="2.752cm" svg:y="10.707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86cm" svg:height="3.177cm" svg:x="1.27cm" svg:y="3.98cm" presentation:class="title" presentation:user-transformed="true">
          <draw:text-box>
            <text:p text:style-name="P2"><text:span text:style-name="T1">REBRAC</text:span></text:p>
          </draw:text-box>
        </draw:frame>
        <draw:frame presentation:style-name="pr2" draw:text-style-name="P2" draw:layer="layout" svg:width="22.86cm" svg:height="5.08cm" svg:x="1.27cm" svg:y="7.19cm" presentation:class="subtitle" presentation:user-transformed="true">
          <draw:text-box>
            <text:p text:style-name="P2">O repositório de ensaios clínicos brasileiro para integrar a rede <text:span text:style-name="T2">ICTRP</text:span>/WHO</text:p>
            <text:p text:style-name="P2"><text:span text:style-name="T2">International Clinical Trials Registry Platform</text:span></text:p>
          </draw:text-box>
        </draw:frame>
        <draw:frame draw:style-name="gr3" draw:text-style-name="P4" draw:layer="layout" svg:width="19.095cm" svg:height="2.792cm" svg:x="0.223cm" svg:y="16.124cm">
          <draw:text-box>
            <text:p text:style-name="P2"><text:span text:style-name="T3">Luciano Ramalho – Consultor</text:span></text:p>
            <text:p text:style-name="P2"><text:span text:style-name="T3">MTI – Gerência Metodologias e Tecnologias de Informação</text:span></text:p>
            <text:p text:style-name="P2"><text:span text:style-name="T3">BIREME/OPAS/OM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-0.001cm" svg:y="7.937cm" presentation:class="title" presentation:user-transformed="true">
          <draw:text-box>
            <text:p>Requisitos da ICTRP</text:p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5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TRDS: Trial Registration Data Set</text:p>
          </draw:text-box>
        </draw:frame>
        <draw:frame draw:style-name="gr3" draw:text-style-name="P7" draw:layer="layout" svg:width="13.11cm" svg:height="14.721cm" svg:x="1.325cm" svg:y="4.029cm">
          <draw:text-box>
            <text:p text:style-name="P6"><text:span text:style-name="T4">1.</text:span><text:span text:style-name="T4"><text:tab/></text:span><text:span text:style-name="T4">Primary Registry and Trial Identifying Number</text:span></text:p>
            <text:p text:style-name="P6"><text:span text:style-name="T4">2.</text:span><text:span text:style-name="T4"><text:tab/></text:span><text:span text:style-name="T4">Date of Registration in Primary Registry</text:span></text:p>
            <text:p text:style-name="P6"><text:span text:style-name="T4">3.</text:span><text:span text:style-name="T4"><text:tab/></text:span><text:span text:style-name="T4">Secondary Identifying Numbers</text:span></text:p>
            <text:p text:style-name="P6"><text:span text:style-name="T4">4.</text:span><text:span text:style-name="T4"><text:tab/></text:span><text:span text:style-name="T4">Source(s) of Monetary or Material Support</text:span></text:p>
            <text:p text:style-name="P6"><text:span text:style-name="T4">5.</text:span><text:span text:style-name="T4"><text:tab/></text:span><text:span text:style-name="T4">Primary Sponsor</text:span></text:p>
            <text:p text:style-name="P6"><text:span text:style-name="T4">6.</text:span><text:span text:style-name="T4"><text:tab/></text:span><text:span text:style-name="T4">Secondary Sponsor(s)</text:span></text:p>
            <text:p text:style-name="P6"><text:span text:style-name="T4">7.</text:span><text:span text:style-name="T4"><text:tab/></text:span><text:span text:style-name="T4">Contact for Public Queries</text:span></text:p>
            <text:p text:style-name="P6"><text:span text:style-name="T4">8.</text:span><text:span text:style-name="T4"><text:tab/></text:span><text:span text:style-name="T4">Contact for Scientific Queries</text:span></text:p>
            <text:p text:style-name="P6"><text:span text:style-name="T4">9.</text:span><text:span text:style-name="T4"><text:tab/></text:span><text:span text:style-name="T4">Public Title</text:span></text:p>
            <text:p text:style-name="P6"><text:span text:style-name="T4">10.</text:span><text:span text:style-name="T4"><text:tab/></text:span><text:span text:style-name="T4">Scientific Title</text:span></text:p>
            <text:p text:style-name="P6"><text:span text:style-name="T4">11.</text:span><text:span text:style-name="T4"><text:tab/></text:span><text:span text:style-name="T4">Countries of Recruitment</text:span></text:p>
            <text:p text:style-name="P6"><text:span text:style-name="T4">12.</text:span><text:span text:style-name="T4"><text:tab/></text:span><text:span text:style-name="T4">Health Condition(s) or Problem(s) Studied</text:span></text:p>
            <text:p text:style-name="P6"><text:span text:style-name="T4">13.</text:span><text:span text:style-name="T4"><text:tab/></text:span><text:span text:style-name="T4">Intervention(s)</text:span></text:p>
            <text:p text:style-name="P6"><text:span text:style-name="T4">14.</text:span><text:span text:style-name="T4"><text:tab/></text:span><text:span text:style-name="T4">Key Inclusion and Exclusion Criteria</text:span></text:p>
            <text:p text:style-name="P6"><text:span text:style-name="T4">15.</text:span><text:span text:style-name="T4"><text:tab/></text:span><text:span text:style-name="T4">Study Type</text:span></text:p>
            <text:p text:style-name="P6"><text:span text:style-name="T4">16.</text:span><text:span text:style-name="T4"><text:tab/></text:span><text:span text:style-name="T4">Date of First Enrollment</text:span></text:p>
            <text:p text:style-name="P6"><text:span text:style-name="T4">17.</text:span><text:span text:style-name="T4"><text:tab/></text:span><text:span text:style-name="T4">Target Sample Size</text:span></text:p>
            <text:p text:style-name="P6"><text:span text:style-name="T4">18.</text:span><text:span text:style-name="T4"><text:tab/></text:span><text:span text:style-name="T4">Recruitment Status</text:span></text:p>
            <text:p text:style-name="P6"><text:span text:style-name="T4">19.</text:span><text:span text:style-name="T4"><text:tab/></text:span><text:span text:style-name="T4">Primary Outcome(s)</text:span></text:p>
            <text:p text:style-name="P6"><text:span text:style-name="T4">20.</text:span><text:span text:style-name="T4"><text:tab/></text:span><text:span text:style-name="T4">Key Secondary Outcomes</text:span></text:p>
          </draw:text-box>
        </draw:frame>
        <draw:frame presentation:style-name="pr6" draw:layer="layout" svg:width="8.755cm" svg:height="12.323cm" svg:x="15.875cm" svg:y="4.045cm" presentation:class="outline" presentation:user-transformed="true">
          <draw:text-box>
            <text:list text:style-name="L4">
              <text:list-item>
                <text:p>Definidos em <text:line-break/>uma reunião convocada <text:line-break/>pela OMS em <text:line-break/>abril de 2004</text:p>
              </text:list-item>
              <text:list-item>
                <text:p>Endossados <text:line-break/>pelo ICMJE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TRDS: Trial Registration Data Set</text:p>
          </draw:text-box>
        </draw:frame>
        <draw:frame draw:style-name="gr3" draw:text-style-name="P9" draw:layer="layout" svg:width="20.918cm" svg:height="13.951cm" svg:x="2.24cm" svg:y="4.11cm">
          <draw:text-box>
            <text:p text:style-name="P8"><text:span text:style-name="T5">1.</text:span><text:span text:style-name="T5"><text:tab/></text:span><text:span text:style-name="T5">Primary Registry and Trial Identifying Number</text:span></text:p>
            <text:p text:style-name="P8"><text:span text:style-name="T5">2.</text:span><text:span text:style-name="T5"><text:tab/></text:span><text:span text:style-name="T5">Date of Registration in Primary Registry</text:span></text:p>
            <text:p text:style-name="P8"><text:span text:style-name="T5">3.</text:span><text:span text:style-name="T5"><text:tab/></text:span><text:span text:style-name="T5">Secondary Identifying Numbers</text:span></text:p>
            <text:p text:style-name="P8"><text:span text:style-name="T5">4.</text:span><text:span text:style-name="T5"><text:tab/></text:span><text:span text:style-name="T5">Source(s) of Monetary or Material Support</text:span></text:p>
            <text:p text:style-name="P8"><text:span text:style-name="T5">5.</text:span><text:span text:style-name="T5"><text:tab/></text:span><text:span text:style-name="T5">Primary Sponsor</text:span></text:p>
            <text:p text:style-name="P8"><text:span text:style-name="T5">6.</text:span><text:span text:style-name="T5"><text:tab/></text:span><text:span text:style-name="T5">Secondary Sponsor(s)</text:span></text:p>
            <text:p text:style-name="P8"><text:span text:style-name="T5">7.</text:span><text:span text:style-name="T5"><text:tab/></text:span><text:span text:style-name="T5">Contact for Public Queries</text:span></text:p>
            <text:p text:style-name="P8"><text:span text:style-name="T5">8.</text:span><text:span text:style-name="T5"><text:tab/></text:span><text:span text:style-name="T5">Contact for Scientific Queries</text:span></text:p>
            <text:p text:style-name="P8"><text:span text:style-name="T5">9.</text:span><text:span text:style-name="T5"><text:tab/></text:span><text:span text:style-name="T5">Public Title</text:span></text:p>
            <text:p text:style-name="P8"><text:span text:style-name="T5">10.</text:span><text:span text:style-name="T5"><text:tab/></text:span><text:span text:style-name="T5">Scientific Title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TRDS: Trial Registration Data Set</text:p>
          </draw:text-box>
        </draw:frame>
        <draw:frame draw:style-name="gr3" draw:text-style-name="P9" draw:layer="layout" svg:width="19.386cm" svg:height="13.951cm" svg:x="2.24cm" svg:y="4.11cm">
          <draw:text-box>
            <text:p text:style-name="P8"><text:span text:style-name="T5">11.</text:span><text:span text:style-name="T5"><text:tab/></text:span><text:span text:style-name="T5">Countries of Recruitment</text:span></text:p>
            <text:p text:style-name="P8"><text:span text:style-name="T5">12.</text:span><text:span text:style-name="T5"><text:tab/></text:span><text:span text:style-name="T5">Health Condition(s) or Problem(s) Studied</text:span></text:p>
            <text:p text:style-name="P8"><text:span text:style-name="T5">13.</text:span><text:span text:style-name="T5"><text:tab/></text:span><text:span text:style-name="T5">Intervention(s)</text:span></text:p>
            <text:p text:style-name="P8"><text:span text:style-name="T5">14.</text:span><text:span text:style-name="T5"><text:tab/></text:span><text:span text:style-name="T5">Key Inclusion and Exclusion Criteria</text:span></text:p>
            <text:p text:style-name="P8"><text:span text:style-name="T5">15.</text:span><text:span text:style-name="T5"><text:tab/></text:span><text:span text:style-name="T5">Study Type</text:span></text:p>
            <text:p text:style-name="P8"><text:span text:style-name="T5">16.</text:span><text:span text:style-name="T5"><text:tab/></text:span><text:span text:style-name="T5">Date of First Enrollment</text:span></text:p>
            <text:p text:style-name="P8"><text:span text:style-name="T5">17.</text:span><text:span text:style-name="T5"><text:tab/></text:span><text:span text:style-name="T5">Target Sample Size</text:span></text:p>
            <text:p text:style-name="P8"><text:span text:style-name="T5">18.</text:span><text:span text:style-name="T5"><text:tab/></text:span><text:span text:style-name="T5">Recruitment Status</text:span></text:p>
            <text:p text:style-name="P8"><text:span text:style-name="T5">19.</text:span><text:span text:style-name="T5"><text:tab/></text:span><text:span text:style-name="T5">Primary Outcome(s)</text:span></text:p>
            <text:p text:style-name="P8"><text:span text:style-name="T5">20.</text:span><text:span text:style-name="T5"><text:tab/></text:span><text:span text:style-name="T5">Key Secondary Outcomes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ICTRP Best Practices</text:p>
          </draw:text-box>
        </draw:frame>
        <draw:frame presentation:style-name="pr6" draw:layer="layout" svg:width="22.86cm" svg:height="13.405cm" svg:x="1.27cm" svg:y="4.445cm" presentation:class="outline" presentation:user-transformed="true">
          <draw:text-box>
            <text:list text:style-name="L4">
              <text:list-item>
                <text:p>Melhores práticas compiladas pela equipe da ICTRP/WHO e gestores dos repositórios primários</text:p>
              </text:list-item>
              <text:list-item>
                <text:p>Tratam principalmente de padrões de dados e procedimentos para validação de registros</text:p>
              </text:list-item>
              <text:list-item>
                <text:p>16 documentos (em outubro/2009)</text:p>
                <text:list>
                  <text:list-item>
                    <text:p>11 finalizados (<text:span text:style-name="T6">agreed</text:span>)</text:p>
                  </text:list-item>
                  <text:list-item>
                    <text:p>5 esboçados (<text:span text:style-name="T6">draft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7.937cm" presentation:class="title" presentation:user-transformed="true">
          <draw:text-box>
            <text:p>Projeto REBRAC</text:p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5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>
          <draw:text-box>
            <text:p>Pauta para a reunião de nov/2009</text:p>
          </draw:text-box>
        </draw:frame>
        <draw:frame presentation:style-name="pr6" draw:layer="layout" svg:width="22.86cm" svg:height="12.824cm" svg:x="1.27cm" svg:y="4.445cm" presentation:class="outline" presentation:user-transformed="true">
          <draw:text-box>
            <text:list text:style-name="L4">
              <text:list-item>
                <text:p>Apresentação de wireframes</text:p>
              </text:list-item>
              <text:list-item>
                <text:p>Análise das <text:span text:style-name="T6">Best Practices</text:span> da ICTRP</text:p>
              </text:list-item>
              <text:list-item>
                <text:p>Revisão: campos do TRDS</text:p>
                <text:list>
                  <text:list-item>
                    <text:p>decisão sobre vocabulários controlados</text:p>
                  </text:list-item>
                </text:list>
              </text:list-item>
              <text:list-item>
                <text:p>Revisão: papéis de usuários e user stories</text:p>
              </text:list-item>
              <text:list-item>
                <text:p>Integração <text:span text:style-name="T7">CONEP</text:span> / Plataforma Brasil</text:p>
                <text:list>
                  <text:list-item>
                    <text:p>Interoperabilidade, vocabulários</text:p>
                  </text:list-item>
                </text:list>
              </text:list-item>
              <text:list-item>
                <text:p>Discussão do workflow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fiocruz-2009-10" presentation:presentation-page-layout-name="AL3T1">
        <office:forms form:automatic-focus="false" form:apply-design-mode="false"/>
        <draw:frame presentation:style-name="pr7" draw:layer="layout" svg:width="25.4cm" svg:height="2.926cm" svg:x="0cm" svg:y="0.887cm" presentation:class="title" presentation:placeholder="true">
          <draw:text-box/>
        </draw:frame>
        <draw:frame presentation:style-name="pr6" draw:layer="layout" svg:width="22.86cm" svg:height="12.323cm" svg:x="1.27cm" svg:y="4.445cm" presentation:class="outline" presentation:placeholder="true">
          <draw:text-box/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Workflow: fluxo de revisão</text:p>
          </draw:text-box>
        </draw:frame>
        <draw:g>
          <draw:custom-shape draw:style-name="gr5" draw:text-style-name="P10" draw:layer="layout" svg:width="22.139cm" svg:height="3.614cm" svg:x="1.455cm" svg:y="12.89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22.139cm" svg:height="3.76cm" svg:x="1.455cm" svg:y="8.76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22.139cm" svg:height="3.393cm" svg:x="1.456cm" svg:y="5.0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id="id1" draw:layer="layout" svg:width="4.812cm" svg:height="2.434cm" svg:x="9.495cm" svg:y="5.374cm">
            <text:p text:style-name="P10"><text:span text:style-name="T8">dra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id="id2" draw:layer="layout" svg:width="4.812cm" svg:height="2.434cm" svg:x="9.495cm" svg:y="9.522cm">
            <text:p text:style-name="P10"><text:span text:style-name="T8">pen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id="id3" draw:layer="layout" svg:width="4.813cm" svg:height="2.434cm" svg:x="2.757cm" svg:y="9.522cm">
            <text:p text:style-name="P10"><text:span text:style-name="T8">rejec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id="id4" draw:layer="layout" svg:width="4.812cm" svg:height="2.434cm" svg:x="9.495cm" svg:y="13.56cm">
            <text:p text:style-name="P10"><text:span text:style-name="T8">approv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id="id7" draw:layer="layout" svg:width="4.813cm" svg:height="2.434cm" svg:x="17.195cm" svg:y="5.374cm">
            <text:p text:style-name="P10"><text:span text:style-name="T8">star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id="id5" draw:layer="layout" svg:width="4.813cm" svg:height="2.434cm" svg:x="17.195cm" svg:y="9.522cm">
            <text:p text:style-name="P10"><text:span text:style-name="T8">submit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id="id6" draw:layer="layout" svg:width="4.813cm" svg:height="2.434cm" svg:x="17.195cm" svg:y="13.56cm">
            <text:p text:style-name="P10"><text:span text:style-name="T8">publish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curve" svg:x1="11.901cm" svg:y1="7.808cm" svg:x2="11.9cm" svg:y2="9.522cm" draw:start-shape="id1" draw:end-shape="id2" draw:end-glue-point="4" svg:d="m11901 7808c0 1285-1 429-1 1714">
            <text:p/>
          </draw:connector>
          <draw:connector draw:style-name="gr13" draw:text-style-name="P10" draw:layer="layout" draw:type="curve" svg:x1="9.495cm" svg:y1="10.738cm" svg:x2="7.57cm" svg:y2="10.739cm" draw:start-shape="id2" draw:start-glue-point="6" draw:end-shape="id3" svg:d="m9495 10738c-1444 0-482 1-1925 1">
            <text:p/>
          </draw:connector>
          <draw:connector draw:style-name="gr14" draw:text-style-name="P10" draw:layer="layout" draw:type="curve" svg:x1="11.9cm" svg:y1="11.956cm" svg:x2="11.9cm" svg:y2="13.56cm" draw:start-shape="id2" draw:start-glue-point="8" draw:end-shape="id4" draw:end-glue-point="4" svg:d="m11900 11956v1604">
            <text:p/>
          </draw:connector>
          <draw:connector draw:style-name="gr14" draw:text-style-name="P10" draw:layer="layout" draw:type="curve" svg:x1="19.6cm" svg:y1="11.956cm" svg:x2="19.6cm" svg:y2="13.56cm" draw:start-shape="id5" draw:start-glue-point="8" draw:end-shape="id6" draw:end-glue-point="4" svg:d="m19600 11956v1604">
            <text:p/>
          </draw:connector>
          <draw:connector draw:style-name="gr13" draw:text-style-name="P10" draw:layer="layout" draw:type="curve" svg:x1="5.162cm" svg:y1="9.522cm" svg:x2="9.495cm" svg:y2="6.59cm" draw:start-shape="id3" draw:start-glue-point="4" draw:end-shape="id1" draw:end-glue-point="6" svg:d="m5162 9522c0-1955 1444-2932 4333-2932">
            <text:p/>
          </draw:connector>
          <draw:connector draw:style-name="gr14" draw:text-style-name="P10" draw:layer="layout" draw:type="curve" svg:x1="19.6cm" svg:y1="7.808cm" svg:x2="19.6cm" svg:y2="9.522cm" draw:start-shape="id7" draw:start-glue-point="8" draw:end-shape="id5" draw:end-glue-point="4" svg:d="m19600 7808v1714">
            <text:p/>
          </draw:connector>
        </draw:g>
        <draw:line draw:style-name="gr15" draw:layer="layout" svg:x1="15.875cm" svg:y1="3.81cm" svg:x2="15.875cm" svg:y2="17.145cm">
          <text:p/>
        </draw:line>
        <draw:frame draw:style-name="gr3" draw:layer="layout" svg:width="10.429cm" svg:height="1.013cm" svg:x="3.745cm" svg:y="3.905cm">
          <draw:text-box>
            <text:p>Registro de ensaio em cada idioma</text:p>
          </draw:text-box>
        </draw:frame>
        <draw:frame draw:style-name="gr16" draw:layer="layout" svg:width="6.35cm" svg:height="1.013cm" svg:x="16.91cm" svg:y="3.905cm">
          <draw:text-box>
            <text:p>Registro completo</text:p>
          </draw:text-box>
        </draw:frame>
        <draw:line draw:style-name="gr17" draw:layer="layout" svg:x1="12.7cm" svg:y1="8.255cm" svg:x2="19.05cm" svg:y2="8.89cm">
          <text:p/>
        </draw:line>
        <draw:line draw:style-name="gr17" draw:layer="layout" svg:x1="12.7cm" svg:y1="12.456cm" svg:x2="19.05cm" svg:y2="13.091cm">
          <text:p/>
        </draw:lin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fiocruz-2009-10" style:page-layout-name="PM1" draw:style-name="Mdp1"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umber&gt;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Slide 1</dc:title>
    <meta:creation-date>2009-10-21T23:55:19</meta:creation-date>
    <meta:editing-cycles>15</meta:editing-cycles>
    <meta:editing-duration>PT03H01M10S</meta:editing-duration>
    <dc:date>2009-11-17T14:59:53</dc:date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